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373.24pt"/>
    </style:style>
    <style:style style:name="co4" style:family="table-column">
      <style:table-column-properties fo:break-before="auto" style:column-width="363.15pt"/>
    </style:style>
    <style:style style:name="co2" style:family="table-column">
      <style:table-column-properties fo:break-before="auto" style:column-width="47.45pt"/>
    </style:style>
    <style:style style:name="co6" style:family="table-column">
      <style:table-column-properties fo:break-before="auto" style:column-width="181.3pt"/>
    </style:style>
    <style:style style:name="ro1" style:family="table-row">
      <style:table-row-properties style:row-height="13.8pt" fo:break-before="auto" style:use-optimal-row-height="true"/>
    </style:style>
    <style:style style:name="ta2" style:family="table" style:master-page-name="PageStyle_5f_Creations">
      <style:table-properties table:display="true" style:writing-mode="lr-tb"/>
    </style:style>
    <style:style style:name="ta3" style:family="table" style:master-page-name="PageStyle_5f_Creator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" style:family="table-cell" style:parent-style-name="Default">
      <style:table-cell-properties style:rotation-align="none"/>
      <style:text-properties fo:color="#22222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eators" table:style-name="ta3">
        <office:forms form:automatic-focus="false" form:apply-design-mode="false"/>
        <table:table-column table:style-name="co6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11" office:value-type="string" calcext:value-type="string">
            <text:p>WANT</text:p>
          </table:table-cell>
          <table:table-cell table:style-name="ce11" office:value-type="string" calcext:value-type="string">
            <text:p>H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l Barks</text:p>
          </table:table-cell>
          <table:table-cell office:value-type="string" calcext:value-type="string">
            <text:p>Adam Hug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los Pacheco</text:p>
          </table:table-cell>
          <table:table-cell office:value-type="string" calcext:value-type="string">
            <text:p>Adam Kube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mine Infantino</text:p>
          </table:table-cell>
          <table:table-cell office:value-type="string" calcext:value-type="string">
            <text:p>Al Columb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les Mingus</text:p>
          </table:table-cell>
          <table:table-cell office:value-type="string" calcext:value-type="string">
            <text:p>Al Feldste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les Vess</text:p>
          </table:table-cell>
          <table:table-cell office:value-type="string" calcext:value-type="string">
            <text:p>Al William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 Bachalo</text:p>
          </table:table-cell>
          <table:table-cell office:value-type="string" calcext:value-type="string">
            <text:p>Alan Dav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 Samnee</text:p>
          </table:table-cell>
          <table:table-cell office:value-type="string" calcext:value-type="string">
            <text:p>Alan Wat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 Ware</text:p>
          </table:table-cell>
          <table:table-cell office:value-type="string" calcext:value-type="string">
            <text:p>Albert Dor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t Swan</text:p>
          </table:table-cell>
          <table:table-cell office:value-type="string" calcext:value-type="string">
            <text:p>Albrecht Dur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 Adkins</text:p>
          </table:table-cell>
          <table:table-cell office:value-type="string" calcext:value-type="string">
            <text:p>Alex Gr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rick Robertson</text:p>
          </table:table-cell>
          <table:table-cell office:value-type="string" calcext:value-type="string">
            <text:p>Alex Horl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rwyn Cooke</text:p>
          </table:table-cell>
          <table:table-cell office:value-type="string" calcext:value-type="string">
            <text:p>Alex Male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e Brubeck</text:p>
          </table:table-cell>
          <table:table-cell office:value-type="string" calcext:value-type="string">
            <text:p>Alex Raymo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e Chapelle</text:p>
          </table:table-cell>
          <table:table-cell office:value-type="string" calcext:value-type="string">
            <text:p>Alex R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e Cockrum</text:p>
          </table:table-cell>
          <table:table-cell office:value-type="string" calcext:value-type="string">
            <text:p>Alex Schombur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e Gibbons</text:p>
          </table:table-cell>
          <table:table-cell office:value-type="string" calcext:value-type="string">
            <text:p>Alex To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e McKean</text:p>
          </table:table-cell>
          <table:table-cell office:value-type="string" calcext:value-type="string">
            <text:p>Alphonse Mu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id Finch</text:p>
          </table:table-cell>
          <table:table-cell office:value-type="string" calcext:value-type="string">
            <text:p>Amanda Co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id Mack</text:p>
          </table:table-cell>
          <table:table-cell office:value-type="string" calcext:value-type="string">
            <text:p>Amy Ree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id Mazzucchelli</text:p>
          </table:table-cell>
          <table:table-cell office:value-type="string" calcext:value-type="string">
            <text:p>Andy Kube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go Rivera</text:p>
          </table:table-cell>
          <table:table-cell office:value-type="string" calcext:value-type="string">
            <text:p>Andy Warh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g Mahnke</text:p>
          </table:table-cell>
          <table:table-cell office:value-type="string" calcext:value-type="string">
            <text:p>Angus McK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g Wildey</text:p>
          </table:table-cell>
          <table:table-cell office:value-type="string" calcext:value-type="string">
            <text:p>Arthur Ad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stin Nguyen</text:p>
          </table:table-cell>
          <table:table-cell office:value-type="string" calcext:value-type="string">
            <text:p>Arthur Suyd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 McGuinness</text:p>
          </table:table-cell>
          <table:table-cell table:style-name="ce2" office:value-type="string" calcext:value-type="string">
            <text:p>Auguste Reno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gar Degas</text:p>
          </table:table-cell>
          <table:table-cell office:value-type="string" calcext:value-type="string">
            <text:p>Barry Windsor-Smi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ouard Manet</text:p>
          </table:table-cell>
          <table:table-cell office:value-type="string" calcext:value-type="string">
            <text:p>Basil Wolver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uardo Risso</text:p>
          </table:table-cell>
          <table:table-cell office:value-type="string" calcext:value-type="string">
            <text:p>Bernard Bai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ward Hopper</text:p>
          </table:table-cell>
          <table:table-cell office:value-type="string" calcext:value-type="string">
            <text:p>Berni Wright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 Greco</text:p>
          </table:table-cell>
          <table:table-cell office:value-type="string" calcext:value-type="string">
            <text:p>Bill Ever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an Van Sciver</text:p>
          </table:table-cell>
          <table:table-cell office:value-type="string" calcext:value-type="string">
            <text:p>Bill Hi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rett Raymond Kintsler</text:p>
          </table:table-cell>
          <table:table-cell office:value-type="string" calcext:value-type="string">
            <text:p>Bill Sienkiewic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is Manapul</text:p>
          </table:table-cell>
          <table:table-cell office:value-type="string" calcext:value-type="string">
            <text:p>Bill W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k Cho</text:p>
          </table:table-cell>
          <table:table-cell office:value-type="string" calcext:value-type="string">
            <text:p>Bob K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k Thorne</text:p>
          </table:table-cell>
          <table:table-cell office:value-type="string" calcext:value-type="string">
            <text:p>Bob Oks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zer Irving</text:p>
          </table:table-cell>
          <table:table-cell office:value-type="string" calcext:value-type="string">
            <text:p>Bob Pow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briel Ba</text:p>
          </table:table-cell>
          <table:table-cell office:value-type="string" calcext:value-type="string">
            <text:p>Boris Vallej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y Frank</text:p>
          </table:table-cell>
          <table:table-cell office:value-type="string" calcext:value-type="string">
            <text:p>Brian Bol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 Colon</text:p>
          </table:table-cell>
          <table:table-cell office:value-type="string" calcext:value-type="string">
            <text:p>Brian Michael Bend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ff Darrow</text:p>
          </table:table-cell>
          <table:table-cell office:value-type="string" calcext:value-type="string">
            <text:p>Brothers Hildebran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rge Carlin</text:p>
          </table:table-cell>
          <table:table-cell office:value-type="string" calcext:value-type="string">
            <text:p>Bruce J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rge Evans</text:p>
          </table:table-cell>
          <table:table-cell office:value-type="string" calcext:value-type="string">
            <text:p>Bryan Hi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rge Perez</text:p>
          </table:table-cell>
          <table:table-cell office:value-type="string" calcext:value-type="string">
            <text:p>Cameron Stew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rges Seurat</text:p>
          </table:table-cell>
          <table:table-cell office:value-type="string" calcext:value-type="string">
            <text:p>CC Be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rgia O'Keeffe</text:p>
          </table:table-cell>
          <table:table-cell office:value-type="string" calcext:value-type="string">
            <text:p>Charles Addam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iorgio De Chirico</text:p>
          </table:table-cell>
          <table:table-cell office:value-type="string" calcext:value-type="string">
            <text:p>Charles Bur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otto Di Bondone</text:p>
          </table:table-cell>
          <table:table-cell office:value-type="string" calcext:value-type="string">
            <text:p>Claude Mo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ovanni Bellini</text:p>
          </table:table-cell>
          <table:table-cell office:value-type="string" calcext:value-type="string">
            <text:p>Daniel Clow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ham Ingles</text:p>
          </table:table-cell>
          <table:table-cell office:value-type="string" calcext:value-type="string">
            <text:p>Dave Stev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t Morrison</text:p>
          </table:table-cell>
          <table:table-cell office:value-type="string" calcext:value-type="string">
            <text:p>DaVinc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t Wood</text:p>
          </table:table-cell>
          <table:table-cell office:value-type="string" calcext:value-type="string">
            <text:p>Edvard Mun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y Morrow</text:p>
          </table:table-cell>
          <table:table-cell office:value-type="string" calcext:value-type="string">
            <text:p>Edward G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y Davis</text:p>
          </table:table-cell>
          <table:table-cell office:value-type="string" calcext:value-type="string">
            <text:p>E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vey Kurtzman</text:p>
          </table:table-cell>
          <table:table-cell office:value-type="string" calcext:value-type="string">
            <text:p>Foma Jaremtsch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ge</text:p>
          </table:table-cell>
          <table:table-cell office:value-type="string" calcext:value-type="string">
            <text:p>Frank Frazet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eronymus Bosch</text:p>
          </table:table-cell>
          <table:table-cell office:value-type="string" calcext:value-type="string">
            <text:p>Frank Mil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ward Chaykin</text:p>
          </table:table-cell>
          <table:table-cell office:value-type="string" calcext:value-type="string">
            <text:p>Frank Quit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mberto Ramos</text:p>
          </table:table-cell>
          <table:table-cell office:value-type="string" calcext:value-type="string">
            <text:p>Frida Kah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win Hasen</text:p>
          </table:table-cell>
          <table:table-cell office:value-type="string" calcext:value-type="string">
            <text:p>Gary Lar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van Reis</text:p>
          </table:table-cell>
          <table:table-cell office:value-type="string" calcext:value-type="string">
            <text:p>Gary Pa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. Scott Campbell</text:p>
          </table:table-cell>
          <table:table-cell office:value-type="string" calcext:value-type="string">
            <text:p>Gil K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k Burnley</text:p>
          </table:table-cell>
          <table:table-cell office:value-type="string" calcext:value-type="string">
            <text:p>Greg Broml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k Cole</text:p>
          </table:table-cell>
          <table:table-cell office:value-type="string" calcext:value-type="string">
            <text:p>Gustav Klim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k Davis</text:p>
          </table:table-cell>
          <table:table-cell office:value-type="string" calcext:value-type="string">
            <text:p>Hans Christian Ander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kson Guice</text:p>
          </table:table-cell>
          <table:table-cell office:value-type="string" calcext:value-type="string">
            <text:p>Harold G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e Lee</text:p>
          </table:table-cell>
          <table:table-cell office:value-type="string" calcext:value-type="string">
            <text:p>Izabella Ort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ime Hernandez</text:p>
          </table:table-cell>
          <table:table-cell office:value-type="string" calcext:value-type="string">
            <text:p>Jack Kirb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ean-Auguste-Dominique Ingres</text:p>
          </table:table-cell>
          <table:table-cell office:value-type="string" calcext:value-type="string">
            <text:p>Jamie Hewl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 Smith</text:p>
          </table:table-cell>
          <table:table-cell office:value-type="string" calcext:value-type="string">
            <text:p>Jean "Moebius" Girau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rry Ordway</text:p>
          </table:table-cell>
          <table:table-cell office:value-type="string" calcext:value-type="string">
            <text:p>Jenifer Renz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rry Robinson</text:p>
          </table:table-cell>
          <table:table-cell office:value-type="string" calcext:value-type="string">
            <text:p>Jim Starl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H Williams III</text:p>
          </table:table-cell>
          <table:table-cell office:value-type="string" calcext:value-type="string">
            <text:p>Joe Mane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ll Thompson</text:p>
          </table:table-cell>
          <table:table-cell office:value-type="string" calcext:value-type="string">
            <text:p>Johannes Verme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m Aparo</text:p>
          </table:table-cell>
          <table:table-cell office:value-type="string" calcext:value-type="string">
            <text:p>John Bau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m Lee</text:p>
          </table:table-cell>
          <table:table-cell office:value-type="string" calcext:value-type="string">
            <text:p>John Busce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m Steranko</text:p>
          </table:table-cell>
          <table:table-cell office:value-type="string" calcext:value-type="string">
            <text:p>John Byr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mmy Cheung</text:p>
          </table:table-cell>
          <table:table-cell office:value-type="string" calcext:value-type="string">
            <text:p>Kelley J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ck</text:p>
          </table:table-cell>
          <table:table-cell office:value-type="string" calcext:value-type="string">
            <text:p>Lenny Bru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e Kubert</text:p>
          </table:table-cell>
          <table:table-cell office:value-type="string" calcext:value-type="string">
            <text:p>Louis W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e Madureira</text:p>
          </table:table-cell>
          <table:table-cell office:value-type="string" calcext:value-type="string">
            <text:p>Max Ga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e Orlando</text:p>
          </table:table-cell>
          <table:table-cell office:value-type="string" calcext:value-type="string">
            <text:p>Maxfield Parr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e Shuster</text:p>
          </table:table-cell>
          <table:table-cell office:value-type="string" calcext:value-type="string">
            <text:p>Michaelange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 Bolton</text:p>
          </table:table-cell>
          <table:table-cell office:value-type="string" calcext:value-type="string">
            <text:p>Norman Rockw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 Carpenter</text:p>
          </table:table-cell>
          <table:table-cell office:value-type="string" calcext:value-type="string">
            <text:p>Pablo Picas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 Cassaday</text:p>
          </table:table-cell>
          <table:table-cell office:value-type="string" calcext:value-type="string">
            <text:p>Peter Paul Rub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 Romita Jr</text:p>
          </table:table-cell>
          <table:table-cell office:value-type="string" calcext:value-type="string">
            <text:p>Phil Fogl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 Severin</text:p>
          </table:table-cell>
          <table:table-cell office:value-type="string" calcext:value-type="string">
            <text:p>Philippe Druill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 Stanley</text:p>
          </table:table-cell>
          <table:table-cell office:value-type="string" calcext:value-type="string">
            <text:p>Rapha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ny Craig</text:p>
          </table:table-cell>
          <table:table-cell office:value-type="string" calcext:value-type="string">
            <text:p>Residents (th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se Luis Garcia-Lopex</text:p>
          </table:table-cell>
          <table:table-cell office:value-type="string" calcext:value-type="string">
            <text:p>Richard Cor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ith Giffen</text:p>
          </table:table-cell>
          <table:table-cell office:value-type="string" calcext:value-type="string">
            <text:p>Rick Jacob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n Kelly</text:p>
          </table:table-cell>
          <table:table-cell office:value-type="string" calcext:value-type="string">
            <text:p>Robert Anton Wil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vin Maguire</text:p>
          </table:table-cell>
          <table:table-cell office:value-type="string" calcext:value-type="string">
            <text:p>Robert Aspr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vin Nowlan</text:p>
          </table:table-cell>
          <table:table-cell office:value-type="string" calcext:value-type="string">
            <text:p>Robert Crum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aus Nordling</text:p>
          </table:table-cell>
          <table:table-cell office:value-type="string" calcext:value-type="string">
            <text:p>Ron Cob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B. Cole</text:p>
          </table:table-cell>
          <table:table-cell office:value-type="string" calcext:value-type="string">
            <text:p>Salvador Dal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e Elias</text:p>
          </table:table-cell>
          <table:table-cell office:value-type="string" calcext:value-type="string">
            <text:p>Scott McClou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inil Francis Yu</text:p>
          </table:table-cell>
          <table:table-cell office:value-type="string" calcext:value-type="string">
            <text:p>Sergio Arag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 Raboy</text:p>
          </table:table-cell>
          <table:table-cell office:value-type="string" calcext:value-type="string">
            <text:p>Ski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 Silvestri</text:p>
          </table:table-cell>
          <table:table-cell office:value-type="string" calcext:value-type="string">
            <text:p>Stanislaw Szukals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os Martin</text:p>
          </table:table-cell>
          <table:table-cell office:value-type="string" calcext:value-type="string">
            <text:p>Steve Ditk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ie Severin</text:p>
          </table:table-cell>
          <table:table-cell office:value-type="string" calcext:value-type="string">
            <text:p>Sun 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 Bagley</text:p>
          </table:table-cell>
          <table:table-cell office:value-type="string" calcext:value-type="string">
            <text:p>Tim L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 Buckingham</text:p>
          </table:table-cell>
          <table:table-cell office:value-type="string" calcext:value-type="string">
            <text:p>Vincent Van Go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 Schultz</text:p>
          </table:table-cell>
          <table:table-cell office:value-type="string" calcext:value-type="string">
            <text:p>Wally W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o Djurdjevic</text:p>
          </table:table-cell>
          <table:table-cell office:value-type="string" calcext:value-type="string">
            <text:p>Walter Simon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shall Rogers</text:p>
          </table:table-cell>
          <table:table-cell office:value-type="string" calcext:value-type="string">
            <text:p>Wendy Pi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t Baker</text:p>
          </table:table-cell>
          <table:table-cell office:value-type="string" calcext:value-type="string">
            <text:p>Will Eisn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Ernst</text:p>
          </table:table-cell>
          <table:table-cell office:value-type="string" calcext:value-type="string">
            <text:p>Will Eld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ichael Cheval</text:p>
          </table:table-cell>
          <table:table-cell office:value-type="string" calcext:value-type="string">
            <text:p>Winsor McC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hael Golden</text:p>
          </table:table-cell>
          <table:table-cell office:value-type="string" calcext:value-type="string">
            <text:p>Caravagg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hael Kalu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hael L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hael Tur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ke All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ke Cho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ke Deod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ke Gr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ke Mign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ke Plo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ke Wieri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t Mesk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rphy Ander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l Ada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il Gai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ck Car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cola Scot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m Breyfo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iver Coip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ami Tezu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. Craig Russ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ul Cezan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ul Gaugu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ul Gula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ul Po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ul Smi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il Jimen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hard Pry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oy Lichtenste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ss He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ss Man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an Ottl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 Busce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vador Larro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 Kei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dro Bottice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n Murph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n Philli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ldon M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on Bisl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ottie Yo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ve Dill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ve Ep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ve McNiv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ve Ru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uart Immon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d Sho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ashi Murakam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ence McKen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ry Dod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ry Mo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loneous Mo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 S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dd McFarl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ny Dani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ny Har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ny Mo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vis Chares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. W. Dens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ssily Kandinsky</text:p>
          </table:table-cell>
          <table:table-cell table:number-columns-repeated="1023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ations" table:style-name="ta2">
        <table:table-column table:style-name="co3" table:default-cell-style-name="ce16"/>
        <table:table-column table:style-name="co4" table:default-cell-style-name="Default"/>
        <table:table-column table:style-name="co2" table:number-columns-repeated="1022" table:default-cell-style-name="Default"/>
        <table:table-row table:style-name="ro1">
          <table:table-cell table:style-name="ce14" office:value-type="string" calcext:value-type="string">
            <text:p>Have</text:p>
          </table:table-cell>
          <table:table-cell table:style-name="ce11" office:value-type="string" calcext:value-type="string">
            <text:p>Want</text:p>
          </table:table-cell>
          <table:table-cell table:number-columns-repeated="1022"/>
        </table:table-row>
        <table:table-row table:style-name="ro1">
          <table:table-cell table:style-name="ce15" office:value-type="percentage" office:value="1" calcext:value-type="percentage">
            <text:p>100%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02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02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0 Bull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0 Greatest Marv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01 (Arabian) Nigh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01 Nights Of Bacch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1 Ways To End The Clone Sa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th 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 Lo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02 Witch Hu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72 Mar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1 A Space Odyss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99 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99 AD Apocalyp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99 AD Gene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99 AD Manifest Desti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99 AD Sketchb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99 AD Spe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99 AD Unlimi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99 AD World of Tomorr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 D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Story Secret Hi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65 Samur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-D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-D Bat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-D Tales of the 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Kids Walk Into A B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M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Universe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7 Ro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 Ro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-11 Artists Respo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9 D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Boy and His D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. Bizar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.D.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+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ron and Ahm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-Babies vs. X-Bab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andoned C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e Sap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ominable Mr. Seabr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omin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raham St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y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ident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es Hig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ion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ion 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ual Confess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ual Roma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m Hugh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m Kube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m War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m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m: Legend of the Blue Mar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 into F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 into Mys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 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in Rea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into Terr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into Weird Worl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Captain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Cyclops and Phoen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Homer Gh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Little Orphan An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Luther Arkwr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Obadiah Oldb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Pinky L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Pussyc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Snake Plissk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Spider-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Superhero Gi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the M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f the T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entures on the Planet of the A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eon Flu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-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 of Apocalyp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 of Hero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 of Heroes Heroic 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 of Innocence: The Rebirth of Iron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 of Rept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 of the Sen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 of Ultr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 of X Alp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 of X: Uni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nt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nts of Atl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nts of La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ir Ra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irtight Ga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kanei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ki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 Columb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 Feldste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 William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abaster: the Good, the Bad, and the 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add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an Dav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an Wat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bert Dor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ohol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ex Gr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ex Raymo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ex Ro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ex Schombur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ex T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ce in Sunderland: An Entertai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ce in Wonder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en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en Leg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en Resurr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en Worl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ens vs. Pred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ens: Dead Orb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Surpri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Teen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T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True Crime C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Western Win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Win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Win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All-Different 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Do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Ghost R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Hawkey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Inhum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Inva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Iron Manu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Marvel NOW Previe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Official Handbook of the Marvel Uni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Savage She-Hul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Ultim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New Wolver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Select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Star Super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-True Cr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pha F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phonse Muc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la's Bl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Adult Fanta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Ad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Detective C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Fanta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High Adven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Scarlet Sp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Screw-On 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Spider-Gi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Spider-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Sto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eric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erican Centu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erican Dre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erican Flag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erican Splend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erican Vamp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erican Vir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 American Tail: Fievel Goes 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cient J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rew Vachss' Undergrou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y Warh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-N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el &amp; Fai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ela Asgard's Assass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ela Queen of H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s McK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l Confid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l Fab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l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ie Oakl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ihi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ihilat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swer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t-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t-Man &amp; Wa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ache 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ache Sk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ocalypse Ne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ocalyptiGirl: An Aria for End 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seed Datab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ana The Heart of the Sp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ch Enem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chang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chie vs. Pred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a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izona 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y of Dark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y@Lo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gh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w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t of Akanei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t O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thur Ada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thur Rackh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thur Suyd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e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onis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onishing Ant-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onishing Spider-Man &amp; Wolver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onishing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onishing Th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ro Bo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ro 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ro 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-Te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l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omic 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e Reno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bio Graph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ataars: Covenant of the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a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ngers &amp; the Infinity Gauntl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ngers 19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ngers/Inva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ngers/Ultra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X: Conseque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w Yeah Comics: Action Cat &amp; Adventure Bu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e C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.P.R.D. Dark Wa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b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b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d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dger: Shattered Mirr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dla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kers Meet Jingle Be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lder the Bra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b W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b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ney Goo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num! In Secret Service to the U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ry Windsor-Smi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ry Windsor-Smith Storytel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il Wolvert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il Wolverton's Gateway to Horr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 and Daredev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 The Killing Jo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 versus Pred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 versus Predator II: Bloodm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 versus Predator I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/Ali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/Aliens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/Gren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/Hellboy/Star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man/Tarzan: Claws of Cat-Wo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tle Gods: Warriors of Chaa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tle Sc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tlestar Galact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tlet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tletide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asts of Bur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auty and the Be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avis and Butt-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fore the Fantastic 4: Grimm and Log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n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owu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ni Wright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ni Wrightson: Master of the Maca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nie Wrightson's Frankenste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st We Could 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ybl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g Guy and Rusty Boy Rob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gg 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ker Mice from M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l &amp; 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l Everet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l Ga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l Hi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l Sienkiewic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li 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ly Kid's Old Timey Oddit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sh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te Cl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zarre Ad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Beet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Bo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Cross Spe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Fu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Goli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Ha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K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Orch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Pant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R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Terr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Wi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burne Coven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s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stone, The Magic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wu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de Run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ze Car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ze of Gl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ze, the Wonder Coll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i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nde Phan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od: A T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ods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odst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ue Bo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b K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b Marley, Tale of the Tuff Go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d Adven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k of the D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ks of Mag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ks of Magick: Life During War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is The B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undl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y Maximor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zz Chronic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nd Ech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t P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ts Bizar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ian Michael Bend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ian Zimmer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onx K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otherho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uce J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ute 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ck D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ck Ro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ckaroo Banz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ffy Vampire Sl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llet Poi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llseye: Greatest H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llwinkle and Rock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ble and Deadpo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ble and X-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dillacs and Dinosa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i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ifornia Drea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l of Du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l of Duty 9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 Can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't Get 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Brit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Confedera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Just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Mar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Marvel (Shaz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Marvel and the Carol Cor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Planet and the Planete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Sav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Uni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ain Vic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 Warri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e Be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ey, Crime Photograp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alyst: Agents of 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-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ve Car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 Be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ipe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mber of Chi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mber of Dark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mp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les Adda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les Bur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val No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aroscuro: The Private Lives of Leonardo da Vin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dren of the Voya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lly and Flytr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s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uck Nor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ndy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tizen V and the V Battal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vil 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vil War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ndest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ic Star W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ics Illustra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ude Mo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ean Ro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ve Barker's Book of the Damn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ve Barker's Hellrai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ve Barker's Nightbr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ve Barker's The Harrow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ak and Dag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 Name: Spitf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 of Hon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name Genet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name: Knock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ffin H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bat Cas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bat Kel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edy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et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ical Tragedy of Mr. Pun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ics' Greatest World: Barb W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ix B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o Ad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t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te Mys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an the Barbar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an: Book of Th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an: Leg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r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ehea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fessions Illustra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pira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ant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est of Champ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est of Champions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ct with G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ps: The Jo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smic Pow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smic Powers Unlimi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 Ducku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wboy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wboy Roma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wbo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wgirl Roma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y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aptacular B-Si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ash Ry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azy Magaz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ures of the 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ures on the Lo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epsh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e Expos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e Figh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e Fighting Detec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e Illustra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e Pat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i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inal Macabre: A Cal McDonald Mys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inal: The Sin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inals on the R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mson Dyna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ing Mid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usa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u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ypt of Shad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ypt of Terr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y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: My Revol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p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rse of the We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yberspace 3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.P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ily Bu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kota No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lgo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mage Cont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mn N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nces with Dem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nger Unlimi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niel Clow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edev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edev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edevil and Bat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edevil vs. Vap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edev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ing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ing Mystery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and Bloo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Ang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Crys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Ent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Gu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Ho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Horse Book of D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Hors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Horse Pres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Knight Retur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Night: A True Batman 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Rain: A New Orleans 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Rei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haw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ho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e with Mill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ve Stev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y of the Defe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ydream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ytrip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zz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C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C vs. Mar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 Boy Detectiv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 of 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e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ly Foes of Spider-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ly Hands of Kung F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pool and the Mercs for Mon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pool's Secret Secret W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 Me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 Metal vs. Genet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 of Groo the Wander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 Wre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: At Death's Do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l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's 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e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enders of Dynatron 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enders of the Ea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irium's Party: A Little Endless Storyb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la Vi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nnis the Men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pt 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tectiv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il Dinosa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il-Dog Dug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xter the Dem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e-C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e-Cut vs. G-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gim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gi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no-R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rty Pa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c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ney Aftern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ney Prin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rict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ision 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 Sam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 Sav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 Stearn...Mr. Mon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Jekyll and Mr. Hy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St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Strange &amp; Ghost Rider Spe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Strange and Doctor Do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Strange Class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Strange vs. Dracu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Strange: The O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Strange: What Is It That Disturbs You, Stephe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Voodoo: Avenger of the Supernatu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Wh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or Z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llho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mination Fac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mi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om 20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om Pat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om: The Emperor Retur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pey D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ra the Explor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raem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ta 2: Comic Coll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uble Drag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. Doom and the Masters of Ev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. Gigg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cu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cula Liv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cula: Lord of the Und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gon L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gon Lines: The Way of the Warri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gonb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gon's Cla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gonsl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adla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ad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a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u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ngeon Fighter On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namite Entertai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th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thworm Ji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ho of Future P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to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d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en's Tr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vard Mun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i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gyptian Book of the D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ightb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 Zombo Fantas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kt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ktra &amp; Wolverine: The Redee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ktra Lives Ag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ktra Megaz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ktra Sa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fqu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r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sewhere Pri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ily the St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ma Fr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pow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 Lea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er's Game: Battle Scho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er's Shadow: Battle Scho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ig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ic Illustra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ic L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ic of Gilgame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cape From New Yo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cap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sential Marvel Team-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sential Th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sex Coun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er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ern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erything is Flamm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il D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il Dead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il Dead 3 Army of Dark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alib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iting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ecu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erminat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ordinary X-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em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b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fhrd and the Gray Mou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ir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lc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llen Ang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mily Gu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mous Funn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ntagraphics Boo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ntastic F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ntastic 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ntastic Fo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ntastic Four and Iron Man Big In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ntastic Four Annu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ntasy Masterpie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 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t Freddy’s C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BP: Federal Bureau of Phys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ar Ag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arless Defe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ature Boo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lix the C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u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fth Beat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lthy Ri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e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sh Pol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sh Gord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ight of Ang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intst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a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gt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ma Jaremtschu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f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lkil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t Soldi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ce Wo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t: Prophet of Unexplain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ur 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ggle R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nk Quite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nkenste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ak Broth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aks of Heart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ida Kah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m the Earth to the M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ier Weste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n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ny Frol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rther Adventures of Cyclops and Phoen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rther Adventures of Indiana J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ry Black Widow: Death Du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ry/Agent 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s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.I. J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lactic Guardi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lactus The Devour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mb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mbit &amp; Bishop: Sons of the A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mbit &amp; the X-Tern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me of Thr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me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m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go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goy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y Gianni's Monster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y Lar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y Pa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soline All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y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 Do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tion 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tion N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tion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ic Comic B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rgie &amp; Judy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rgi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 Jiro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host in the Sh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host R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host Rider 20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host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hostbu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ant Size Cre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deon Fa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l K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rl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rl Confess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rl Craz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rls' Lif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ve Me Liber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 Boy 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d Coun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d Save the Que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dzil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lden Age of Marvel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ne to Amerik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ndvi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at Lakes 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ek Str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en Gobl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en Wo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g Broml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ndel: Devil In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ov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rdians of Infin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rdians of Knowhe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rdians of the Galax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rdians Team-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lliver's Trav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 Run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 The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d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haw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haw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-Slin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smoke Weste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stav Klim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.G. Wells' War of Worl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lo Graphic No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lo: Esca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lo: Initi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mmer the Outs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mta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book of the Conan Uni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s Christian Ander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ppy Hoolig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ppy Hour In Americ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d Boi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lan Ellison's Dream Corrid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old G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row Coun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ry Pot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v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unted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vok &amp; Wolverine Meltd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wkey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wkeye and Mocking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 Lop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rt of the Be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rtbrea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rtbur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thcli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vy Me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lbla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lbo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lboy Juni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lc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lgate: Lond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lhou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lraiser Nightbreed Jih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l's Ang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lst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al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cu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o Warrior of Mystic Real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o Z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oes Rebo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-Fruct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llbil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nterk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kum &amp; H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llywood Superst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er the Happy Gh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rror of Collier Coun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st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se of Gold &amp; B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se of 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se of Mys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se of 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se of Secr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se of Wo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se on the Border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Linux Wo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to Understand Israel in 60 Days or L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ard the D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ard the Hu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l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man F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man Targ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man Tor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nter The Age of Mag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yperk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yperSo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 Hate Fairy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 Killed Adolf Hit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, Paparaz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bis the Invinci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e 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e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ty D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iad and Odyss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legal Al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lumina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lumin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ag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aginary Frie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mortal Iron F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act Video Magaz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erial Gu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ssible Man Summer Vacation Specta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the Shadow of Edgar Allan P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ogneg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omplete Death's 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dible Hercu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dible Hul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ependence D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estructible Hul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ana Jones and the Fate of Atlan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ana Jones and the Last Crus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ana Jones and the Raiders of the Lost 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ana Jones and the Temple of Do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inity 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u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umanoi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t Pia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f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national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national Iron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a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incible Iron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isib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on F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on Fist Wolver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on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on Man 2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on Man and Sub-Mari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on Patri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redeemable Ant-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land of Dr. More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 Cro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's a 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's a Duck's Lif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zabella Orti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Zomb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2 Son of Juggerna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k Kir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k Kirby's Galactic Bounty Hun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k of Fab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k of Hear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k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mes Bo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mes Bond 007: A Silent Armagedd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mes Bond J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nn of the Jun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an "Moebius" Girau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an Grey: Nightmare Fu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ani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nifer Renz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im Starl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ingle Be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ingle Belle: Fight Before Christm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e Manee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annes Verme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n Bau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n Busce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n Byr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n Byrne's 21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n Byrne's Next 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n Carter, Warlord of M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ker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urney Into Mys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urney into Unknown Worl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bil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dge Dredd vs. Ali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gle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gle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rassic P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stic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stice: Four Bal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xtap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man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r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rna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th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-Z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lley J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ll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nt Blake of The Secret Serv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ck-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ckb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ckers, In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d Co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d Etern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d from Dodge 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d from Tex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d K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d Movie K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d Slade Gunfigh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lling Jo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llpower: The Early Ye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llrav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 Arthur and the Knights of Just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 Con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 Dav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 Ko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 Tiger &amp; Motor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dom of Wick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p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s of the 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tty Pryde and Wolver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tty Pryde, Agent of S.H.I.E.L.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nights of Pendrag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lchak The Night Stal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razy K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razy Kr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ree-Skrull 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ru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yri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ce Barnes: Post Nuke Di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Airbe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Americ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Gang In T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Man Standing: Killbook of a Bounty Hu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of 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of Us: American Drea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Starfigh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Train to Deadsvi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wbreakers Always Los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wd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gend of Mother Sara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gion of Mon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gion of 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nny Bru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onardo da Vin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t Me In Crossroa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eutenant Blueb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 of Captain Mar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 with Mill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 and Darkness 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da Carter, Student N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on 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Annie Fan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Aspir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Endless Storyb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Jimm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L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Len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Lizz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Merma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Ne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Orphan An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vewi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bster John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an's R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ki Agent of Asg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esome 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sh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rds of Misr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rna, The Jungle Que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uis W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ve Ad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ve Class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ve Dram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ve Roma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ve Secr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vecra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vel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v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cif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ke Cage, Hero for H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na P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nat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chine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chine Man, Cable, Bas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 About Mill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ame Xana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ba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-D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ne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neto R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 from Atlan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 with Screaming Br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drake the Magic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-T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g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ines at 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ines in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ines in Batt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k Hazzard: Mer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shal La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(Mystery)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16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1602: Fantastick Fo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1602: New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Action Ho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Ad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Bo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Chill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Cinematic Uni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Classics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Collectors' Item Class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Comics Pres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Comics Super Spe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Double Fe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Double Sh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Encyclope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Fanf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Fe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Fun and Ga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Graphic No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Heroes and Lege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Knigh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Manga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Masterpieces Coll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Masterwo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Milest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Movie Showc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Must Hav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Mystery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Portraits of a Uni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Premie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Pres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Pre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Rem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Requir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Romance Redu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Sa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Sele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Special Ed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Specta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Spot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Super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Super Heroes Secret W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Super Spe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Super-Hero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Team-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The Lost Gene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Treasury Ed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Triple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Two-in-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Uni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Universe vs. The 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Universe vs. The Punis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Universe vs. Wolver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Universe: The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Vi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vs D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X-Men Coll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Year in Re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 Zomb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el's Greatest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vi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y J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zi A Memo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s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ter of Kung F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ters of Terr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t Slade Gunfigh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s: A Survivors T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veri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Ga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field Parri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or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Secur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yh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chanix Illustra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et Miss Bli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kan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ltdown Havok and Wolver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lvin the Mon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 in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's Ad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phisto vs..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eor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rop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ropol A.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helang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keyMo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ro 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ronau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ddle Ea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dnight 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dnight Sons Unlimi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hty 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hty Boo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hty Marvel Weste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hty Morphin' Power Ra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hty Mo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hty Th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lkman Mur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llie the Mo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D MGM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s America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s Fury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sion: Impossi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ter Mira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tzi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cking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ing with Mill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eb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ly Manton's Roma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do 2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ster Men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ster of Frankenste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sters on the Prow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sters Unleash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ty Pyth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on Girl and Devil Dinosa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on K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onsha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bius Revisi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bius, the Living Vamp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 F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lock 2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lo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t The Dead Teena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tal K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tigan G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tor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tormou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tormouth &amp; Killpow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s. Mar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mmy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ppet Sh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tant Misadventures of Cloak And Dag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tant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ta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t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 Di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 Favorite Thing is Mon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 Little Po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 Lo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 Love 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 Own Rom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 Rom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s-Tech W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stery 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stery Pl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stery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stic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stical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stiq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thos: Ghost R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 Magaz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s of Mag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or the Sub-Mari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ional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y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y 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y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il Young's Greend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llie the N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on Genesis Evanel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ver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vermen: Streets of Blo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Adventures of Cholly and Flytr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Avengers: The Illumina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Deadwardi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Excalib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Ex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F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G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Inva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Manga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Mut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Romanc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Thunderbol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Warri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univer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xtwave: Agents of H.A.T.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x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ck Fu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ck Fury Agent of S.H.I.E.L.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 F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 N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 Rav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 R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 Thras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 Thrasher: Four Cont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craw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haw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m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mare on Elm Str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m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stal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w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bo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che Ro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ctur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man Rockw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thla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th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 Brand Ech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th Man: The Ultimate Nin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Y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cas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icial Handbook of the Marvel Uni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icial True Crimes C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kt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ympi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mega 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mega the Unkn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e Pie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slaught Rebo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yx Overl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n Source L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n Sp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igin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 Liv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r Lo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r Love 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 of the 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la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law Figh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law 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law N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 the Ed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blo Picas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cific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c-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lookavi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theon Boo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per Gir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ste Pot P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sy Wal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ty Pow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ndrag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hapanau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ter Paul Rub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ter, the Little P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t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an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antom 2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antom La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il Fog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ilippe Druill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n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rates of Dark Wa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rates of the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et of A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s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stic Fo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stic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kem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ice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ic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Man and Iron F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P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Ra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house Pep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l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puff Gir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ac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de of Bagh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nce Namor, Sub-Mari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nce of C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nce Vali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vate Ey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essor Xavier and the X-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meth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peller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w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I-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ychonau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ylocke and Archang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l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nis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s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prob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icksil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ick-Trigger Weste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it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.I.P.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iders of the Lost 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mpaging Hul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geland Lo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pha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t Catc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hide 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 Dwar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 Rav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 Rocket 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 Son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 Tho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 Warri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 Wo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'lar Fell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'lar Fellers Heroic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 and Stim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o Browne, Hollywood's Greatest Cowgi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o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dent Al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dent Ev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d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turn to Perd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e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ol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x H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x Mun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hard Cor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k and Mor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k Jacob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ght S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ngo 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pley's Believe It or No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arin' Rick's Rare Bit Fie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ert Anton Wil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ert Aspr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ert Crum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oC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cket Racc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cko's Modern Lif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mance Di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mance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mances of Molly Mant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mances of the 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mantic Affai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n Co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dimentary Pe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gged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gr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aw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s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.H.I.E.L.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ble and Fortu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breto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chs and Viol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ga of the Original Human Tor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ga of the Sub-Mari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ga of the Swamp T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ilor M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int Sin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vador D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 and His Laug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urai C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urai: Heaven and Ea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d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ucer Coun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ucer S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age Combat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age She-Hul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age Sword of Con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age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lp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rlet Sp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rlet Tr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rlet Wi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tterbr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ienc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ooby-Do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ott McClou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ribb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cr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ret 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ret Defe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ret Inva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ret Invasion Dark Rei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ret 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ret W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ret Wars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ta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eker 3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ekers Into the Mys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Detec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mper F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sation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tences: The Life of M.F. Grim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tin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gio Aragones Massacres Mar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gio Aragones Stomps Star W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ven Seas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gt. Barney Bar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gt. Fury and his Howling Comman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gt. R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gt. Rock: Between Hell and a Hard Pl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e the Changing Gi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w R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wline Sa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wma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ws&amp;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nna the She-Dev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e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ck Detective C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ck Suspensto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gun Warri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o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r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rou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ckness in the Fami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enf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ent 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er He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er S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er 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er Strea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er Surf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er Surfer Warlock Resurr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erfi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ps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n 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sterhood of Ste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x from Sir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x-Gun Weste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aar: Son of Hul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eleton Warri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in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rull Kill Kr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ull Island the Birth of Ko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ull the Sl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yla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epwal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eze Broth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i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ash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it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okey Sto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ur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ar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dier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omon K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merset Hol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 of 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 of Sat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gy of Paradi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ic The Hedgeh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ce Inva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ce Squadr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ceknigh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ce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ce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rkler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rky Wat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ed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edb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llbou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cy Adventure Sto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cy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der-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der-Wo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n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r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f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onge Bob Square P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o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ook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orts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otlight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y C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y Figh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y Se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y Thrill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yBo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y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quadron Supre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quadron Supreme: Hyperion vs. Nighthaw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. Geo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l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islaw Szukals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 Br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 Brand and Nightm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 Cont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 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 Tr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 W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bl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jamm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l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ma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ri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sl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str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tling Stories: Ban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elgrip Star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eltown Roc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ve Ditk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icks Angel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ker's Dracu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ries of Rom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in: F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nge Combat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nge Stories of Suspe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nge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nge Tales of the Unusu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nge Tales: Dark Cor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nge Worl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nge Worl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wberry Shortc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y Toa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eet Figh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keforce: Moritu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keforce: Morituri Electric Undert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-Mari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urban Jersey Ninja She-Dev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ic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n Gi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n 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nfire and Big Hero S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man vs. Termin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natural Thrill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natur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soldi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-Villain Team-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reme Pow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rvivors Cl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spe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mp T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eet To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ords of the Swashbuckl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es from the Cry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es of Just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es of Suspe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es of the Mar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es of the Zomb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es to Astoni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z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zan (Greystoke: The Lege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zan, Lord of the Jun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km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am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enage Mutant Ninja Turt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min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rar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ri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ror, In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ry-Toons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sie the Typ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a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 Dawson Gun-Slin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 Morg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 Tay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as 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an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anos Qu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y L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ng from Another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or Cor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or God of Thu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undarr the Barbar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underbol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underc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understr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 L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c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ly Presents: All Win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pir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nt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mb of Dark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mb of Dracu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mb of Dracula Magaz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morrow Knigh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ngue La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p She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wer of Shad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xic Aven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xic Crusa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y 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form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metropolit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mutation of Ike Garu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ek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ou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ouble With Gir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e Believ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e Complete Mys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e Secr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e Tales of Lo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th: Red, White &amp; Bl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isted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o Gun 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ho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.S. Ag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.S. War Mach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imate Ad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im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ragi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ra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mbrella Academ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beatable Squirrel Gi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canny 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canny Orig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canny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canny X-Men and the New Teen Titi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dercover Ge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fol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holy Un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on J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verse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known Soldi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known Worlds of Science Fi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limited Ac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-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tam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told Legend of Captain Mar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writt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r-Quan Ma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agi Yojimb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 for Vendet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mpire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n Helsing: From Beneath Rue Mor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nguard Illustra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ult of Ev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c and Blo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deo J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de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ncent Van Gog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nyl Undergrou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r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sion and the Scarlet Wi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siona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d Indi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lly Wo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lter Simon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 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 Ad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 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 Is H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 Mach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cra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hea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lock (Ad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lock (New Mutan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lock Chronic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rior of Waverly Str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sh Tubbs and Captain Ea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tch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apon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ave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b of Mys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rd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rd Wonder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r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ndy Pi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rewolf by 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st Coast 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stern Tales of Black Ri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stern Thrill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stern Win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at If...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at The --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re Creatures Ro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re Monsters Dw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p Wil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te Ti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z Comics Shaz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o Framed Roger Rabb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y I Hate Satu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cked and the Div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d Ca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d 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d Weste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 Eis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 to Pow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iam Shatner's Tek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ie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sor McC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x Cl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tchcra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tch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lf and 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lf M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lver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nder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nder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nder Wo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ld Be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ld of Fanta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ld of Myst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ld of Suspe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lds Unkn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att Ear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 One Shot to the 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ena Warrior Prin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enozoic T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-F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kc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-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-Men Ad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-Men Days of Future P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-Men Teen Tit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 The Last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llow Cla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llow 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gi B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-Kai W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 &amp; A Bike &amp; A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 Are He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 Deserved 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 Allies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 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 Cynics Cl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 Hear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 Indiana Jones Chronic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 Li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 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 X-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're Under Arr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u-Gi-Oh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ero Kil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iggy Pig-Silly Se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ip C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ombie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o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or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ot!</text:p>
          </table:table-cell>
          <table:table-cell table:number-columns-repeated="1023"/>
        </table:table-row>
        <table:table-row table:style-name="ro1" table:number-rows-repeated="10467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reators.B2:Creators.B1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 style:data-style-name="N2" text:time-value="09:11:00.4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eations" style:display-name="PageStyle_Cre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ors" style:display-name="PageStyle_Creator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immerman, Brian</meta:initial-creator>
    <meta:creation-date>2018-09-26T20:57:16</meta:creation-date>
    <dc:date>2019-05-04T09:40:57.311000000</dc:date>
    <meta:generator>LibreOffice/6.2.3.2$Windows_X86_64 LibreOffice_project/aecc05fe267cc68dde00352a451aa867b3b546ac</meta:generator>
    <meta:editing-duration>PT32M17S</meta:editing-duration>
    <meta:editing-cycles>2</meta:editing-cycles>
    <meta:document-statistic meta:table-count="2" meta:cell-count="2125" meta:object-count="0"/>
    <meta:user-defined meta:name="AppVersion">15.0300</meta:user-defined>
    <meta:user-defined meta:name="Company">EMC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